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18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51cm" svg:height="13.049cm" svg:x="1.27cm" svg:y="0.635cm">
          <draw:text-box>
            <text:list text:style-name="L1">
              <text:list-item>
                <text:p><text:s/>Example C++ memory safety example (CWE top 25)</text:p>
              </text:list-item>
              <text:list-item>
                <text:p><text:s/>Origin of Rust (mozilla 2015, servo &amp; multithreaded firefox)</text:p>
              </text:list-item>
              <text:list-item>
                <text:p><text:s/>Linear typesystem, ownership, borrowing (scope, lifetime)</text:p>
              </text:list-item>
              <text:list-item>
                <text:p><text:s/>Enums</text:p>
              </text:list-item>
              <text:list-item>
                <text:p><text:s/>Error handling (return types vs. C++ exception)</text:p>
              </text:list-item>
              <text:list-item>
                <text:p><text:s/>Polymorphism (Generics, traits and trait objects)</text:p>
              </text:list-item>
              <text:list-item>
                <text:p><text:s/>Concurrency (send&amp;sync, Arcs, mutex)</text:p>
              </text:list-item>
              <text:list-item>
                <text:p><text:s/>Macros</text:p>
              </text:list-item>
              <text:list-item>
                <text:p><text:s/>Unsafe</text:p>
              </text:list-item>
              <text:list-item>
                <text:p><text:s/>Modules</text:p>
              </text:list-item>
              <text:list-item>
                <text:p><text:s/>Std::lib</text:p>
              </text:list-item>
              <text:list-item>
                <text:p><text:s/>Cargo</text:p>
              </text:list-item>
              <text:list-item>
                <text:p><text:s/>Integrated test &amp; benchmark</text:p>
              </text:list-item>
              <text:list-item>
                <text:p><text:s/>Releases (editions)</text:p>
              </text:list-item>
            </text:list>
            <text:p/>
            <text:p>We explain syntax at each example.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6T21:18:12.262951662</meta:creation-date>
    <dc:date>2020-10-26T21:43:00.104688333</dc:date>
    <meta:editing-duration>PT17S</meta:editing-duration>
    <meta:editing-cycles>1</meta:editing-cycles>
    <meta:document-statistic meta:object-count="24"/>
    <meta:generator>LibreOffice/7.0.1.2$Linux_X86_64 LibreOffice_project/00$Build-2</meta:generator>
  </office:meta>
</office:document-meta>
</file>